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70000043E861661F6A4C52A00.png" manifest:media-type="image/png"/>
  <manifest:file-entry manifest:full-path="Pictures/100000000000043C000005A8D95D0309C7AC88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ff99" draw:textarea-horizontal-align="justify" draw:textarea-vertical-align="middle" draw:auto-grow-height="false" fo:min-height="0.654cm" fo:min-width="6.404cm"/>
      <style:paragraph-properties style:writing-mode="lr-tb"/>
    </style:style>
    <style:style style:name="gr2" style:family="graphic" style:parent-style-name="standard">
      <style:graphic-properties draw:stroke="none" draw:fill="solid" draw:fill-color="#ccffff" draw:textarea-horizontal-align="justify" draw:textarea-vertical-align="middle" draw:auto-grow-height="false" fo:min-height="0.654cm" fo:min-width="2.704cm"/>
      <style:paragraph-properties style:writing-mode="lr-tb"/>
    </style:style>
    <style:style style:name="gr3" style:family="graphic" style:parent-style-name="standard">
      <style:graphic-properties draw:stroke="none" draw:fill="solid" draw:fill-color="#ccff99" draw:textarea-horizontal-align="justify" draw:textarea-vertical-align="middle" draw:auto-grow-height="false" fo:min-height="0.654cm" fo:min-width="6.0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draw:fill="solid" draw:fill-color="#ff950e" draw:textarea-vertical-align="middle" draw:auto-grow-height="false" fo:min-height="0.15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2cm" draw:marker-start-width="0.24cm" draw:marker-end-width="0.24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ff99"/>
      <style:paragraph-properties fo:text-align="center" style:writing-mode="lr-tb"/>
    </style:style>
    <style:style style:name="P3" style:family="paragraph">
      <loext:graphic-properties draw:fill="solid" draw:fill-color="#cc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950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7cm" svg:height="1cm" svg:x="1.9cm" svg:y="5.625cm">
          <text:p text:style-name="P1">GF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3cm" svg:height="1cm" svg:x="1.9cm" svg:y="2.8cm">
          <text:p text:style-name="P1">CY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6.6cm" svg:height="1cm" svg:x="6.3cm" svg:y="9.087cm">
          <text:p text:style-name="P1">GF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3cm" svg:height="1cm" svg:x="1.8cm" svg:y="9.087cm">
          <text:p text:style-name="P1">CY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xml:id="id2" draw:id="id2" draw:layer="layout" svg:width="1.4cm" svg:height="0.725cm" svg:x="0.8cm" svg:y="2.288cm">
          <draw:text-box>
            <text:p><text:span text:style-name="T1">ATG</text:span></text:p>
          </draw:text-box>
        </draw:frame>
        <draw:connector draw:style-name="gr5" draw:text-style-name="P5" draw:layer="layout" svg:x1="1.9cm" svg:y1="3.3cm" svg:x2="1.5cm" svg:y2="3.013cm" draw:start-shape="id1" draw:start-glue-point="3" draw:end-shape="id2" draw:end-glue-point="2" svg:d="M1900 3300h-400v-287" svg:viewBox="0 0 401 288">
          <text:p/>
        </draw:connector>
        <draw:frame draw:style-name="gr4" draw:text-style-name="P4" xml:id="id3" draw:id="id3" draw:layer="layout" svg:width="1.4cm" svg:height="0.725cm" svg:x="0.8cm" svg:y="5.1cm">
          <draw:text-box>
            <text:p><text:span text:style-name="T1">ATG</text:span></text:p>
          </draw:text-box>
        </draw:frame>
        <draw:connector draw:style-name="gr5" draw:text-style-name="P5" draw:layer="layout" svg:x1="1.5cm" svg:y1="5.825cm" svg:x2="1.9cm" svg:y2="6.125cm" draw:start-shape="id3" draw:start-glue-point="2" draw:end-shape="id4" draw:end-glue-point="3" svg:d="M1500 5825v300h400" svg:viewBox="0 0 401 301">
          <text:p/>
        </draw:connector>
        <draw:connector draw:style-name="gr5" draw:text-style-name="P5" draw:layer="layout" svg:x1="5.2cm" svg:y1="3.3cm" svg:x2="5.6cm" svg:y2="3.013cm" draw:start-shape="id1" draw:start-glue-point="1" draw:end-shape="id5" draw:end-glue-point="2" svg:d="M5200 3300h400v-287" svg:viewBox="0 0 401 288">
          <text:p/>
        </draw:connector>
        <draw:frame draw:style-name="gr4" draw:text-style-name="P4" xml:id="id5" draw:id="id5" draw:layer="layout" svg:width="1.4cm" svg:height="0.725cm" svg:x="4.9cm" svg:y="2.288cm">
          <draw:text-box>
            <text:p><text:span text:style-name="T1">TAA</text:span></text:p>
          </draw:text-box>
        </draw:frame>
        <draw:connector draw:style-name="gr5" draw:text-style-name="P5" draw:layer="layout" svg:x1="8.9cm" svg:y1="6.125cm" svg:x2="9.4cm" svg:y2="5.825cm" draw:start-shape="id4" draw:start-glue-point="1" draw:end-shape="id6" draw:end-glue-point="2" svg:d="M8900 6125h500v-300" svg:viewBox="0 0 501 301">
          <text:p/>
        </draw:connector>
        <draw:frame draw:style-name="gr4" draw:text-style-name="P4" xml:id="id6" draw:id="id6" draw:layer="layout" svg:width="1.4cm" svg:height="0.725cm" svg:x="8.7cm" svg:y="5.1cm">
          <draw:text-box>
            <text:p><text:span text:style-name="T1">TAA</text:span></text:p>
          </draw:text-box>
        </draw:frame>
        <draw:frame draw:style-name="gr4" draw:text-style-name="P4" xml:id="id8" draw:id="id8" draw:layer="layout" svg:width="1.4cm" svg:height="0.725cm" svg:x="0.8cm" svg:y="8.5cm">
          <draw:text-box>
            <text:p><text:span text:style-name="T1">ATG</text:span></text:p>
          </draw:text-box>
        </draw:frame>
        <draw:connector draw:style-name="gr5" draw:text-style-name="P5" draw:layer="layout" svg:x1="1.8cm" svg:y1="9.587cm" svg:x2="1.5cm" svg:y2="9.225cm" draw:start-shape="id7" draw:start-glue-point="3" draw:end-shape="id8" draw:end-glue-point="2" svg:d="M1800 9587h-300v-362" svg:viewBox="0 0 301 363">
          <text:p/>
        </draw:connector>
        <draw:connector draw:style-name="gr5" draw:text-style-name="P5" draw:layer="layout" svg:x1="12.9cm" svg:y1="9.587cm" svg:x2="13.2cm" svg:y2="9.225cm" draw:start-shape="id9" draw:start-glue-point="1" draw:end-shape="id10" draw:end-glue-point="2" svg:d="M12900 9587h300v-362" svg:viewBox="0 0 301 363">
          <text:p/>
        </draw:connector>
        <draw:frame draw:style-name="gr4" draw:text-style-name="P4" xml:id="id10" draw:id="id10" draw:layer="layout" svg:width="1.4cm" svg:height="0.725cm" svg:x="12.5cm" svg:y="8.5cm">
          <draw:text-box>
            <text:p><text:span text:style-name="T1">TAA</text:span></text:p>
          </draw:text-box>
        </draw:frame>
        <draw:frame draw:style-name="gr4" draw:text-style-name="P4" draw:layer="layout" svg:width="1.4cm" svg:height="0.725cm" svg:x="5cm" svg:y="9.225cm">
          <draw:text-box>
            <text:p><text:span text:style-name="T1">ATG</text:span></text:p>
          </draw:text-box>
        </draw:frame>
        <draw:custom-shape draw:style-name="gr6" draw:text-style-name="P6" draw:layer="layout" svg:width="0.5cm" svg:height="0.4cm" svg:x="1.3cm" svg:y="1.9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6" draw:text-style-name="P6" draw:layer="layout" svg:width="0.5cm" svg:height="0.4cm" svg:x="1.4cm" svg:y="4.8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6" draw:text-style-name="P6" draw:layer="layout" svg:width="0.5cm" svg:height="0.4cm" svg:x="1.4cm" svg:y="8.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7" draw:text-style-name="P7" draw:layer="layout" svg:width="1.497cm" svg:height="2cm" svg:x="6.603cm" svg:y="2.2cm">
          <draw:image xlink:href="Pictures/100000000000043C000005A8D95D0309C7AC883B.png" xlink:type="simple" xlink:show="embed" xlink:actuate="onLoad" draw:mime-type="image/png">
            <text:p/>
          </draw:image>
        </draw:frame>
        <draw:frame draw:style-name="gr7" draw:text-style-name="P7" draw:layer="layout" svg:width="1.712cm" svg:height="2.4cm" svg:x="10.388cm" svg:y="4.2cm">
          <draw:image xlink:href="Pictures/10000000000003070000043E861661F6A4C52A00.png" xlink:type="simple" xlink:show="embed" xlink:actuate="onLoad" draw:mime-type="image/png">
            <text:p/>
          </draw:image>
        </draw:frame>
        <draw:g>
          <draw:frame draw:style-name="gr7" draw:text-style-name="P7" draw:layer="layout" svg:width="1.497cm" svg:height="2cm" svg:x="13.7cm" svg:y="6.4cm">
            <draw:image xlink:href="Pictures/100000000000043C000005A8D95D0309C7AC883B.png" xlink:type="simple" xlink:show="embed" xlink:actuate="onLoad" draw:mime-type="image/png">
              <text:p/>
            </draw:image>
          </draw:frame>
          <draw:frame draw:style-name="gr7" draw:text-style-name="P7" draw:layer="layout" svg:width="2.283cm" svg:height="3.2cm" svg:x="15.497cm" svg:y="8.5cm">
            <draw:image xlink:href="Pictures/10000000000003070000043E861661F6A4C52A00.png" xlink:type="simple" xlink:show="embed" xlink:actuate="onLoad" draw:mime-type="image/png">
              <text:p/>
            </draw:image>
          </draw:frame>
          <draw:frame draw:style-name="gr4" draw:text-style-name="P4" draw:layer="layout" svg:width="1.3cm" svg:height="0.725cm" svg:x="15.197cm" svg:y="7.9cm">
            <draw:text-box>
              <text:p><text:span text:style-name="T1">Met</text:span></text:p>
            </draw:text-box>
          </draw:frame>
          <draw:path draw:style-name="gr8" draw:text-style-name="P7" draw:layer="layout" svg:width="0.525cm" svg:height="0.26cm" draw:transform="rotate (0.358839694210034) translate (14.8469959194286cm 8.19998912076052cm)" svg:viewBox="0 0 526 261" svg:d="M0 0c11 0 22 3 33 3 13-1 24 4 36 8 10 4 22 8 34 13 12 4 28 9 40 16 10 5 21 10 31 17s23 14 34 21c9 6 19 14 29 21 11 7 20 20 32 27 9 6 21 16 32 23 8 6 19 14 30 18 12 4 23 14 35 20 9 6 20 14 30 19 13 6 27 15 39 23 9 7 20 13 31 17 11 5 23 11 37 10l12 2 10 3 1-1">
            <text:p/>
          </draw:path>
          <draw:path draw:style-name="gr9" draw:text-style-name="P7" draw:layer="layout" svg:width="0.619cm" svg:height="0.405cm" svg:x="16.192cm" svg:y="8.28cm" svg:viewBox="0 0 620 406" svg:d="M0 4c20 1 39-4 60-4 20 0 43 0 65 0s44 9 67 11c19 2 42 4 62 9 24 7 50 9 75 16 20 5 43 6 62 16 22 12 46 20 67 35 18 14 41 27 58 44 18 18 42 31 55 55 11 20 32 37 41 60 6 16 8 38 7 56 0 18 4 38-6 55l-15 19-18 13-9 17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21-02-07T09:00:46.097212650</meta:creation-date>
    <dc:date>2021-02-07T10:18:16.945579119</dc:date>
    <dc:creator>Björn Johansson</dc:creator>
    <meta:editing-duration>PT14M28S</meta:editing-duration>
    <meta:editing-cycles>3</meta:editing-cycles>
    <meta:generator>LibreOffice/7.0.4.2$Linux_X86_64 LibreOffice_project/00$Build-2</meta:generator>
    <meta:document-statistic meta:object-count="28"/>
  </office:meta>
</office:document-meta>
</file>